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62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2.903cm"/>
    </style:style>
    <style:style style:name="co7" style:family="table-column">
      <style:table-column-properties fo:break-before="auto" style:column-width="1.65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a6099" style:font-name="Liberation Sans" style:text-underline-style="solid" style:text-underline-width="auto" style:text-underline-color="font-color"/>
    </style:style>
    <style:style style:name="ce11" style:family="table-cell" style:parent-style-name="Default">
      <style:table-cell-properties fo:wrap-option="no-wrap"/>
      <style:text-properties style:font-name="Liberation Sans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font-name="Liberation Sans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15" style:family="table-cell" style:parent-style-name="Default">
      <style:table-cell-properties fo:border-bottom="0.06pt solid #000000" fo:wrap-option="no-wrap" fo:border-left="none" fo:border-right="none" fo:border-top="none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visibility="collapse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7" table:default-cell-style-name="ce7"/>
        <table:table-column table:style-name="co2" table:visibility="collapse" table:default-cell-style-name="ce7"/>
        <table:table-column table:style-name="co2" table:default-cell-style-name="ce14"/>
        <table:table-column table:style-name="co2" table:number-columns-repeated="1013" table:default-cell-style-name="ce7"/>
        <table:table-row table:style-name="ro1">
          <table:table-cell table:style-name="ce6" office:value-type="string" calcext:value-type="string">
            <text:p>Teil</text:p>
          </table:table-cell>
          <table:table-cell table:style-name="ce6" office:value-type="string" calcext:value-type="string">
            <text:p>Händler</text:p>
          </table:table-cell>
          <table:table-cell table:style-name="ce6" office:value-type="string" calcext:value-type="string">
            <text:p>Händlerbez./Bestellnr.</text:p>
          </table:table-cell>
          <table:table-cell table:style-name="ce6"/>
          <table:table-cell table:style-name="ce6" office:value-type="string" calcext:value-type="string">
            <text:p>Verfügbar</text:p>
          </table:table-cell>
          <table:table-cell table:style-name="ce6" office:value-type="string" calcext:value-type="string">
            <text:p>Stück/Bausatz</text:p>
          </table:table-cell>
          <table:table-cell table:style-name="ce6" office:value-type="string" calcext:value-type="string">
            <text:p>Preis/Stück (100, z.T. ohne MwSt)</text:p>
          </table:table-cell>
          <table:table-cell table:style-name="ce6" office:value-type="string" calcext:value-type="string">
            <text:p>Stückzahl</text:p>
          </table:table-cell>
          <table:table-cell table:style-name="ce6"/>
          <table:table-cell table:style-name="ce13" office:value-type="string" calcext:value-type="string">
            <text:p>Kosten pro Shop</text:p>
          </table:table-cell>
          <table:table-cell table:style-name="ce6"/>
          <table:table-cell table:style-name="ce6" office:value-type="string" calcext:value-type="string">
            <text:p>mit MwSt</text:p>
          </table:table-cell>
          <table:table-cell table:style-name="ce6" office:value-type="string" calcext:value-type="string">
            <text:p>Versand</text:p>
          </table:table-cell>
          <table:table-cell table:style-name="ce6"/>
          <table:table-cell table:style-name="Default"/>
          <table:table-cell table:style-name="ce6" table:number-columns-repeated="1008"/>
        </table:table-row>
        <table:table-row table:style-name="ro2">
          <table:table-cell office:value-type="string" calcext:value-type="string">
            <text:p>BAT-HLD-012-SMT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BAT-HLD-012-SMT-ND</text:p>
          </table:table-cell>
          <table:table-cell table:style-name="ce10" table:formula="of:=HYPERLINK([.I2]; &quot;-&gt; LINK&quot;)" office:value-type="string" office:string-value="-&gt; LINK" calcext:value-type="string">
            <text:p>-&gt; LINK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2218" calcext:value-type="float">
            <text:p>0,2218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<text:a xlink:href="https://www.digikey.at/de/products/detail/linx-technologies-inc/BAT-HLD-012-SMT/3044013?s=N4IgTCBcDaIEIEEAqBaAEgGQCIoAwEYwUBlAWVQDksQBdAXyA" xlink:type="simple">https://www.digikey.at/de/products/detail/linx-technologies-inc/BAT-HLD-012-SMT/3044013?s=N4IgTCBcDaIEIEEAqBaAEgGQCIoAwEYwUBlAWVQDksQBdAXyA</text:a></text:p>
          </table:table-cell>
          <table:table-cell office:value-type="string" calcext:value-type="string">
            <text:p>Digi-Key</text:p>
          </table:table-cell>
          <table:table-cell table:formula="of:=SUMPRODUCT(([.B$2:.B$100]=[.J2])*1;[.G$2:.G$100];[.H$2:.H$100])" office:value-type="float" office:value="393.668" calcext:value-type="float">
            <text:p>393,668</text:p>
          </table:table-cell>
          <table:table-cell table:formula="of:=[.K2]*1.19" office:value-type="float" office:value="468.46492" calcext:value-type="float">
            <text:p>468,4649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string" calcext:value-type="string">
            <text:p>ATTINY84V-10PU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ATTINY84V-10PU-ND</text:p>
          </table:table-cell>
          <table:table-cell table:style-name="ce10" table:formula="of:=HYPERLINK([.I3]; &quot;-&gt; LINK&quot;)" office:value-type="string" office:string-value="-&gt; LINK" calcext:value-type="string">
            <text:p>-&gt; LINK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.2644" calcext:value-type="float">
            <text:p>2,2644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https://www.digikey.de/en/products/detail/microchip-technology/ATTINY84V-10PU/1245918?s=N4IgTCBcDaIIIBUEEkByBNAHAFgGoFoBGABgAUBVfVAERAF0BfIA</text:p>
          </table:table-cell>
          <table:table-cell office:value-type="string" calcext:value-type="string">
            <text:p>Highlight-led</text:p>
          </table:table-cell>
          <table:table-cell table:formula="of:=SUMPRODUCT(([.B$2:.B$100]=[.J3])*1;[.G$2:.G$100];[.H$2:.H$100])" office:value-type="float" office:value="227.63" calcext:value-type="float">
            <text:p>227,63</text:p>
          </table:table-cell>
          <table:table-cell table:formula="of:=[.K3]" office:value-type="float" office:value="227.63" calcext:value-type="float">
            <text:p>227,6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cro-usb-port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UJ2-MIBH-G-SMT-TR</text:p>
          </table:table-cell>
          <table:table-cell table:style-name="ce10" table:formula="of:=HYPERLINK([.I4]; &quot;-&gt; LINK&quot;)" office:value-type="string" office:string-value="-&gt; LINK" calcext:value-type="string">
            <text:p>-&gt; LINK</text:p>
          </table:table-cell>
          <table:table-cell office:value-type="float" office:value="9700" calcext:value-type="float">
            <text:p>97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3112" calcext:value-type="float">
            <text:p>0,3112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https://www.digikey.de/en/products/detail/cui-devices/UJ2-MIBH-G-SMT-TR/13680627?s=N4IgTCBcDaIKoCkwFoCyBJAQgCWQcWQGVUAVZEgJRAF0BfIA</text:p>
          </table:table-cell>
          <table:table-cell office:value-type="string" calcext:value-type="string">
            <text:p>Reichelt</text:p>
          </table:table-cell>
          <table:table-cell table:formula="of:=SUMPRODUCT(([.B$2:.B$100]=[.J4])*1;[.G$2:.G$100];[.H$2:.H$100])" office:value-type="float" office:value="43.8" calcext:value-type="float">
            <text:p>43,8</text:p>
          </table:table-cell>
          <table:table-cell table:formula="of:=[.K4]" office:value-type="float" office:value="43.8" calcext:value-type="float">
            <text:p>43,8</text:p>
          </table:table-cell>
          <table:table-cell office:value-type="float" office:value="5.59" calcext:value-type="float">
            <text:p>5,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T 204-6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080-1152-ND</text:p>
          </table:table-cell>
          <table:table-cell table:style-name="ce10" table:formula="of:=HYPERLINK([.I5]; &quot;-&gt; LINK&quot;)" office:value-type="string" office:string-value="-&gt; LINK" calcext:value-type="string">
            <text:p>-&gt; LINK</text:p>
          </table:table-cell>
          <table:table-cell office:value-type="float" office:value="5600" calcext:value-type="float">
            <text:p>56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908" calcext:value-type="float">
            <text:p>0,0908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https://www.digikey.de/en/products/detail/everlight-electronics-co-ltd/PT204-6C/2675643?s=N4IgTCBcDaIIwAYAcCC0c4FYyoHIBEQBdAXyA</text:p>
          </table:table-cell>
          <table:table-cell office:value-type="string" calcext:value-type="string">
            <text:p>RS</text:p>
          </table:table-cell>
          <table:table-cell table:formula="of:=SUMPRODUCT(([.B$2:.B$100]=[.J5])*1;[.G$2:.G$100];[.H$2:.H$100])" office:value-type="float" office:value="95.24" calcext:value-type="float">
            <text:p>95,24</text:p>
          </table:table-cell>
          <table:table-cell table:formula="of:=[.K5]*1.19" office:value-type="float" office:value="113.3356" calcext:value-type="float">
            <text:p>113,33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Ω Widersta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82R0</text:p>
          </table:table-cell>
          <table:table-cell table:style-name="ce10" table:formula="of:=HYPERLINK([.I6]; &quot;-&gt; LINK&quot;)" office:value-type="string" office:string-value="-&gt; LINK" calcext:value-type="string">
            <text:p>-&gt; LINK</text:p>
          </table:table-cell>
          <table:table-cell office:value-type="float" office:value="9100" calcext:value-type="float">
            <text:p>910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0252" calcext:value-type="float">
            <text:p>0,0252</text:p>
          </table:table-cell>
          <table:table-cell office:value-type="float" office:value="400" calcext:value-type="float">
            <text:p>400</text:p>
          </table:table-cell>
          <table:table-cell table:style-name="ce11" office:value-type="string" calcext:value-type="string">
            <text:p>https://www.digikey.de/de/products/detail/stackpole-electronics-inc/CFM12JT82R0/17420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.7kΩ Widersta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4K70</text:p>
          </table:table-cell>
          <table:table-cell table:style-name="ce10" table:formula="of:=HYPERLINK([.I7]; &quot;-&gt; LINK&quot;)" office:value-type="string" office:string-value="-&gt; LINK" calcext:value-type="string">
            <text:p>-&gt; LINK</text:p>
          </table:table-cell>
          <table:table-cell office:value-type="float" office:value="10900" calcext:value-type="float">
            <text:p>1090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0252" calcext:value-type="float">
            <text:p>0,0252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https://www.digikey.de/de/products/detail/stackpole-electronics-inc/CFM12JT4K70/174195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0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10K0</text:p>
          </table:table-cell>
          <table:table-cell table:style-name="ce10" table:formula="of:=HYPERLINK([.I8]; &quot;-&gt; LINK&quot;)" office:value-type="string" office:string-value="-&gt; LINK" calcext:value-type="string">
            <text:p>-&gt; LINK</text:p>
          </table:table-cell>
          <table:table-cell office:value-type="float" office:value="99600" calcext:value-type="float">
            <text:p>996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252" calcext:value-type="float">
            <text:p>0,0252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https://www.digikey.de/de/products/detail/stackpole-electronics-inc/CFM12JT10K0/1741850?s=N4IgTCBcDaIMIDECyBGMApAKigDAaRxAF0BfI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7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47K0</text:p>
          </table:table-cell>
          <table:table-cell table:style-name="ce10" table:formula="of:=HYPERLINK([.I9]; &quot;-&gt; LINK&quot;)" office:value-type="string" office:string-value="-&gt; LINK" calcext:value-type="string">
            <text:p>-&gt; LINK</text:p>
          </table:table-cell>
          <table:table-cell office:value-type="float" office:value="22300" calcext:value-type="float">
            <text:p>223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252" calcext:value-type="float">
            <text:p>0,0252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https://www.digikey.de/de/products/detail/stackpole-electronics-inc/CFM12JT47K0/1741968?s=N4IgTCBcDaIMIDECyBGMApAKgFgOwGkAGEAXQF8g</text:p>
          </table:table-cell>
          <table:table-cell/>
          <table:table-cell table:style-name="ce15" office:value-type="string" calcext:value-type="string">
            <text:p>Kosten Gesamt (geschätzt!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4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24K0</text:p>
          </table:table-cell>
          <table:table-cell table:style-name="ce10" table:formula="of:=HYPERLINK([.I10]; &quot;-&gt; LINK&quot;)" office:value-type="string" office:string-value="-&gt; LINK" calcext:value-type="string">
            <text:p>-&gt; LINK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252" calcext:value-type="float">
            <text:p>0,0252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https://www.digikey.de/de/products/detail/stackpole-electronics-inc/CFM12JT24K0/1741909?s=N4IgTCBcDaIMIDECyBGMApAKmALAaQAYQBdAXyA</text:p>
          </table:table-cell>
          <table:table-cell/>
          <table:table-cell table:formula="of:=SUM([.$L$2:.$L$5];[.$M$2:.$M$5])" office:value-type="float" office:value="858.82052" calcext:value-type="float">
            <text:p>858,820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8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68K0</text:p>
          </table:table-cell>
          <table:table-cell table:style-name="ce10" table:formula="of:=HYPERLINK([.I11]; &quot;-&gt; LINK&quot;)" office:value-type="string" office:string-value="-&gt; LINK" calcext:value-type="string">
            <text:p>-&gt; LINK</text:p>
          </table:table-cell>
          <table:table-cell office:value-type="float" office:value="7300" calcext:value-type="float">
            <text:p>73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252" calcext:value-type="float">
            <text:p>0,0252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https://www.digikey.de/de/products/detail/stackpole-electronics-inc/CFM12JT68K0/1742003?s=N4IgTCBcDaIMIDECyBGMApAKgNgBwGkAGEAXQF8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x6mm Tast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223-TS02-66-50-BK-160-SCR-D-ND</text:p>
          </table:table-cell>
          <table:table-cell table:style-name="ce10" table:formula="of:=HYPERLINK([.I12]; &quot;-&gt; LINK&quot;)" office:value-type="string" office:string-value="-&gt; LINK" calcext:value-type="string">
            <text:p>-&gt; LINK</text:p>
          </table:table-cell>
          <table:table-cell office:value-type="float" office:value="5900" calcext:value-type="float">
            <text:p>5900</text:p>
          </table:table-cell>
          <table:table-cell office:value-type="float" office:value="3" calcext:value-type="float">
            <text:p>3</text:p>
          </table:table-cell>
          <table:table-cell office:value-type="float" office:value="0.079" calcext:value-type="float">
            <text:p>0,079</text:p>
          </table:table-cell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https://www.digikey.at/de/products/detail/cui-devices/TS02-66-50-BK-160-SCR-D/15634373?s=N4IgTCBcDa5mBmAtAFQMoAYxIGw6QKwZIBCA0kgIw7FoDCASkgCJIByzIAugL5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Highlight-led</text:p>
          </table:table-cell>
          <table:table-cell office:value-type="string" calcext:value-type="string">
            <text:p>WTN-5-3600ww</text:p>
          </table:table-cell>
          <table:table-cell table:style-name="ce10" table:formula="of:=HYPERLINK([.I13]; &quot;-&gt; LINK&quot;)" office:value-type="string" office:string-value="-&gt; LINK" calcext:value-type="string">
            <text:p>-&gt; LIN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339" calcext:value-type="float">
            <text:p>0,1339</text:p>
          </table:table-cell>
          <table:table-cell office:value-type="float" office:value="1700" calcext:value-type="float">
            <text:p>1700</text:p>
          </table:table-cell>
          <table:table-cell table:style-name="ce11" office:value-type="string" calcext:value-type="string">
            <text:p>https://www.highlight-led.de/100-leds-5mm-diffus-warm-weiss-typ-wtn-5-3600ww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ini Quarz</text:p>
          </table:table-cell>
          <table:table-cell office:value-type="string" calcext:value-type="string">
            <text:p>Reichelt</text:p>
          </table:table-cell>
          <table:table-cell table:style-name="ce8" office:value-type="float" office:value="0.032768" calcext:value-type="float">
            <text:p>0,032768</text:p>
          </table:table-cell>
          <table:table-cell table:style-name="ce10" table:formula="of:=HYPERLINK([.I14]; &quot;-&gt; LINK&quot;)" office:value-type="string" office:string-value="-&gt; LINK" calcext:value-type="string">
            <text:p>-&gt; LIN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https://www.reichelt.de/mini-uhrenquarz-0-032768-mhz-tc38-0-032768-p1089.html?&amp;nbc=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5pF Kondensato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RKO-500 15p</text:p>
          </table:table-cell>
          <table:table-cell table:style-name="ce10" table:formula="of:=HYPERLINK([.I15]; &quot;-&gt; LINK&quot;)" office:value-type="string" office:string-value="-&gt; LINK" calcext:value-type="string">
            <text:p>-&gt; LIN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https://www.reichelt.de/keramik-kondensator-500v-15p-kerko-500-15p-p9322.html?&amp;trstct=pos_0&amp;nbc=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00nF Kondensato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ITA SF1H104Z-L5</text:p>
          </table:table-cell>
          <table:table-cell table:style-name="ce10" table:formula="of:=HYPERLINK([.I16]; &quot;-&gt; LINK&quot;)" office:value-type="string" office:string-value="-&gt; LINK" calcext:value-type="string">
            <text:p>-&gt; LIN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https://www.reichelt.de/vielschicht-kerko-100-nf-50-v-rm-5-125-c-hita-sf1h104z-l5-p246835.html?&amp;trstct=pos_0&amp;nbc=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ckel DIL 1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GS 14</text:p>
          </table:table-cell>
          <table:table-cell table:style-name="ce10" table:formula="of:=HYPERLINK([.I17]; &quot;-&gt; LINK&quot;)" office:value-type="string" office:string-value="-&gt; LINK" calcext:value-type="string">
            <text:p>-&gt; LIN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https://www.reichelt.de/ic-sockel-14-polig-doppelter-federkontakt-gs-14-p8206.html?&amp;nbc=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ckel DIL 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GS 8</text:p>
          </table:table-cell>
          <table:table-cell table:style-name="ce10" table:formula="of:=HYPERLINK([.I18]; &quot;-&gt; LINK&quot;)" office:value-type="string" office:string-value="-&gt; LINK" calcext:value-type="string">
            <text:p>-&gt; LIN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https://www.reichelt.de/ic-sockel-8-polig-doppelter-federkontakt-gs-8-p8230.html?&amp;nbc=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CP7940N-I/P</text:p>
          </table:table-cell>
          <table:table-cell office:value-type="string" calcext:value-type="string">
            <text:p>RS</text:p>
          </table:table-cell>
          <table:table-cell table:style-name="ce9" office:value-type="string" calcext:value-type="string">
            <text:p>165-2125</text:p>
          </table:table-cell>
          <table:table-cell table:style-name="ce10" table:formula="of:=HYPERLINK([.I19]; &quot;-&gt; LINK&quot;)" office:value-type="string" office:string-value="-&gt; LINK" calcext:value-type="string">
            <text:p>-&gt; LINK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777" calcext:value-type="float">
            <text:p>0,777</text:p>
          </table:table-cell>
          <table:table-cell office:value-type="float" office:value="120" calcext:value-type="float">
            <text:p>120</text:p>
          </table:table-cell>
          <table:table-cell table:style-name="ce12" office:value-type="string" calcext:value-type="string">
            <text:p>https://de.rs-online.com/web/p/echtzeituhren/1652125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136352D32313235267365617263685F6B6579776F72645F6170703D31363532313235267365617263685F636F6E6669673D3026&amp;searchHistory=%7B%22enabled%22%3Atrue%7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8pF Kondensato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52-3312</text:p>
          </table:table-cell>
          <table:table-cell table:style-name="ce10" table:formula="of:=HYPERLINK([.I20]; &quot;-&gt; LINK&quot;)" office:value-type="string" office:string-value="-&gt; LINK" calcext:value-type="string">
            <text:p>-&gt; LINK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https://de.rs-online.com/web/p/keramik-vielschichtkondensatoren/8523312</text:p>
          </table:table-cell>
          <table:table-cell table:number-columns-repeated="1014"/>
        </table:table-row>
        <table:table-row table:style-name="ro2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Tabelle1.A2:Tabelle1.H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 style:data-style-name="N2" text:time-value="15:30:56.75183050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0:26:07.262000000</meta:creation-date>
    <dc:date>2022-04-04T16:10:45.957130192</dc:date>
    <meta:editing-duration>PT1H9M34S</meta:editing-duration>
    <meta:editing-cycles>14</meta:editing-cycles>
    <meta:generator>LibreOffice/7.2.5.1$Linux_X86_64 LibreOffice_project/20$Build-1</meta:generator>
    <meta:document-statistic meta:table-count="1" meta:cell-count="193" meta:object-count="0"/>
  </office:meta>
</office:document-meta>
</file>